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cm" fo:margin-bottom="0.25cm" style:contextual-spacing="false" fo:line-height="115%" fo:text-indent="0cm" style:auto-text-indent="false" style:writing-mode="lr-tb"/>
      <style:text-properties fo:font-weight="bold"/>
    </style:style>
    <style:style style:name="P2" style:family="paragraph" style:parent-style-name="Heading_20_3">
      <loext:graphic-properties draw:fill="none" draw:fill-color="#ffffff"/>
      <style:paragraph-properties fo:margin-left="0cm" fo:margin-right="0cm" fo:margin-top="0.25cm" fo:margin-bottom="0.21cm" style:contextual-spacing="false" fo:text-indent="0cm" style:auto-text-indent="false" fo:background-color="transparent" style:writing-mode="lr-tb"/>
      <style:text-properties style:font-name="Liberation Serif1" fo:font-size="14pt" fo:font-weight="bold"/>
    </style:style>
    <style:style style:name="P3" style:family="paragraph" style:parent-style-name="Text_20_body">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4" style:family="paragraph" style:parent-style-name="Text_20_body">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text-properties fo:font-weight="bold"/>
    </style:style>
    <style:style style:name="P5" style:family="paragraph" style:parent-style-name="Text_20_body" style:list-style-name="L1">
      <loext:graphic-properties draw:fill="none" draw:fill-color="#ffffff"/>
      <style:paragraph-properties fo:margin-left="0cm" fo:margin-right="0cm" fo:margin-top="0cm" fo:margin-bottom="0cm" style:contextual-spacing="false" fo:line-height="115%" fo:text-indent="0cm" style:auto-text-indent="false" fo:background-color="transparent" style:writing-mode="lr-tb"/>
    </style:style>
    <style:style style:name="P6" style:family="paragraph" style:parent-style-name="Text_20_body" style:list-style-name="L1">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7" style:family="paragraph" style:parent-style-name="Text_20_body" style:list-style-name="L2">
      <loext:graphic-properties draw:fill="none" draw:fill-color="#ffffff"/>
      <style:paragraph-properties fo:margin-left="0cm" fo:margin-right="0cm" fo:margin-top="0cm" fo:margin-bottom="0cm" style:contextual-spacing="false" fo:line-height="115%" fo:text-indent="0cm" style:auto-text-indent="false" fo:background-color="transparent" style:writing-mode="lr-tb"/>
    </style:style>
    <style:style style:name="P8" style:family="paragraph" style:parent-style-name="Text_20_body" style:list-style-name="L2">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9" style:family="paragraph" style:parent-style-name="Preformatted_20_Text">
      <loext:graphic-properties draw:fill="none" draw:fill-color="#ffffff"/>
      <style:paragraph-properties fo:margin-left="0cm" fo:margin-right="0cm" fo:text-indent="0cm" style:auto-text-indent="false" fo:background-color="transparent" style:writing-mode="lr-tb"/>
    </style:style>
    <style:style style:name="P10" style:family="paragraph" style:parent-style-name="Preformatted_20_Text">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11" style:family="paragraph" style:parent-style-name="Horizontal_20_Line">
      <style:paragraph-properties style:writing-mode="lr-tb"/>
    </style:style>
    <style:style style:name="P12" style:family="paragraph" style:parent-style-name="Heading_20_3">
      <loext:graphic-properties draw:fill="none" draw:fill-color="#ffffff"/>
      <style:paragraph-properties fo:margin-left="0cm" fo:margin-right="0cm" fo:margin-top="0.25cm" fo:margin-bottom="0.21cm" style:contextual-spacing="false" fo:text-indent="0cm" style:auto-text-indent="false" fo:background-color="transparent" style:writing-mode="lr-tb"/>
    </style:style>
    <style:style style:name="P13" style:family="paragraph" style:parent-style-name="Text_20_body" style:list-style-name="L3">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14" style:family="paragraph" style:parent-style-name="Preformatted_20_Text" style:list-style-name="L3">
      <loext:graphic-properties draw:fill="none" draw:fill-color="#ffffff"/>
      <style:paragraph-properties fo:margin-left="0cm" fo:margin-right="0cm" fo:text-indent="0cm" style:auto-text-indent="false" fo:background-color="transparent" style:writing-mode="lr-tb"/>
    </style:style>
    <style:style style:name="P15" style:family="paragraph" style:parent-style-name="Preformatted_20_Text" style:list-style-name="L3">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16" style:family="paragraph" style:parent-style-name="Preformatted_20_Text" style:list-style-name="L3">
      <loext:graphic-properties draw:fill="none" draw:fill-color="#ffffff"/>
      <style:paragraph-properties fo:background-color="transparent" style:writing-mode="lr-tb"/>
    </style:style>
    <style:style style:name="P17" style:family="paragraph" style:parent-style-name="Text_20_body" style:list-style-name="L3">
      <loext:graphic-properties draw:fill="none" draw:fill-color="#ffffff"/>
      <style:paragraph-properties fo:margin-left="0cm" fo:margin-right="0cm" fo:margin-top="0cm" fo:margin-bottom="0cm" style:contextual-spacing="false" fo:line-height="115%" fo:text-indent="0cm" style:auto-text-indent="false" fo:background-color="transparent" style:writing-mode="lr-tb"/>
    </style:style>
    <style:style style:name="P18" style:family="paragraph" style:parent-style-name="Text_20_body" style:list-style-name="L4">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text-properties fo:font-weight="bold"/>
    </style:style>
    <style:style style:name="P19" style:family="paragraph" style:parent-style-name="Text_20_body" style:list-style-name="L4">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20" style:family="paragraph" style:parent-style-name="Preformatted_20_Text">
      <loext:graphic-properties draw:fill="none" draw:fill-color="#ffffff"/>
      <style:paragraph-properties fo:background-color="transparent" style:writing-mode="lr-tb"/>
    </style:style>
    <style:style style:name="P21" style:family="paragraph" style:parent-style-name="Text_20_body" style:list-style-name="L5">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22" style:family="paragraph" style:parent-style-name="Text_20_body" style:list-style-name="L6">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23" style:family="paragraph" style:parent-style-name="Preformatted_20_Text" style:list-style-name="L6">
      <loext:graphic-properties draw:fill="none" draw:fill-color="#ffffff"/>
      <style:paragraph-properties fo:margin-left="0cm" fo:margin-right="0cm" fo:text-indent="0cm" style:auto-text-indent="false" fo:background-color="transparent" style:writing-mode="lr-tb"/>
    </style:style>
    <style:style style:name="P24" style:family="paragraph" style:parent-style-name="Preformatted_20_Text" style:list-style-name="L6">
      <loext:graphic-properties draw:fill="none" draw:fill-color="#ffffff"/>
      <style:paragraph-properties fo:background-color="transparent" style:writing-mode="lr-tb"/>
    </style:style>
    <style:style style:name="P25" style:family="paragraph" style:parent-style-name="Preformatted_20_Text" style:list-style-name="L6">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26" style:family="paragraph" style:parent-style-name="Text_20_body" style:list-style-name="L7">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27" style:family="paragraph" style:parent-style-name="Preformatted_20_Text" style:list-style-name="L7">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28" style:family="paragraph" style:parent-style-name="Text_20_body" style:list-style-name="L7">
      <loext:graphic-properties draw:fill="none" draw:fill-color="#ffffff"/>
      <style:paragraph-properties fo:margin-left="0cm" fo:margin-right="0cm" fo:margin-top="0cm" fo:margin-bottom="0cm" style:contextual-spacing="false" fo:line-height="115%" fo:text-indent="0cm" style:auto-text-indent="false" fo:background-color="transparent" style:writing-mode="lr-tb"/>
    </style:style>
    <style:style style:name="P29" style:family="paragraph" style:parent-style-name="Preformatted_20_Text" style:list-style-name="L7">
      <loext:graphic-properties draw:fill="none" draw:fill-color="#ffffff"/>
      <style:paragraph-properties fo:margin-left="0cm" fo:margin-right="0cm" fo:text-indent="0cm" style:auto-text-indent="false" fo:background-color="transparent" style:writing-mode="lr-tb"/>
    </style:style>
    <style:style style:name="P30" style:family="paragraph" style:parent-style-name="Text_20_body" style:list-style-name="L8">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31" style:family="paragraph" style:parent-style-name="Preformatted_20_Text" style:list-style-name="L8">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32" style:family="paragraph" style:parent-style-name="Text_20_body" style:list-style-name="L8">
      <loext:graphic-properties draw:fill="none" draw:fill-color="#ffffff"/>
      <style:paragraph-properties fo:margin-left="0cm" fo:margin-right="0cm" fo:margin-top="0cm" fo:margin-bottom="0cm" style:contextual-spacing="false" fo:line-height="115%" fo:text-indent="0cm" style:auto-text-indent="false" fo:background-color="transparent" style:writing-mode="lr-tb"/>
    </style:style>
    <style:style style:name="P33" style:family="paragraph" style:parent-style-name="Text_20_body" style:list-style-name="L9">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34" style:family="paragraph" style:parent-style-name="Preformatted_20_Text" style:list-style-name="L9">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35" style:family="paragraph" style:parent-style-name="Text_20_body" style:list-style-name="L10">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36" style:family="paragraph" style:parent-style-name="Preformatted_20_Text" style:list-style-name="L10">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37" style:family="paragraph" style:parent-style-name="Preformatted_20_Text" style:list-style-name="L10">
      <loext:graphic-properties draw:fill="none" draw:fill-color="#ffffff"/>
      <style:paragraph-properties fo:margin-left="0cm" fo:margin-right="0cm" fo:text-indent="0cm" style:auto-text-indent="false" fo:background-color="transparent" style:writing-mode="lr-tb"/>
    </style:style>
    <style:style style:name="P38" style:family="paragraph" style:parent-style-name="Text_20_body" style:list-style-name="L11">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39" style:family="paragraph" style:parent-style-name="Preformatted_20_Text" style:list-style-name="L11">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40" style:family="paragraph" style:parent-style-name="Text_20_body" style:list-style-name="L12">
      <loext:graphic-properties draw:fill="none" draw:fill-color="#ffffff"/>
      <style:paragraph-properties fo:margin-left="0cm" fo:margin-right="0cm" fo:margin-top="0cm" fo:margin-bottom="0.25cm" style:contextual-spacing="false" fo:line-height="115%" fo:text-indent="0cm" style:auto-text-indent="false" fo:background-color="transparent" style:writing-mode="lr-tb"/>
    </style:style>
    <style:style style:name="P41" style:family="paragraph" style:parent-style-name="Preformatted_20_Text" style:list-style-name="L12">
      <loext:graphic-properties draw:fill="none" draw:fill-color="#ffffff"/>
      <style:paragraph-properties fo:margin-left="0cm" fo:margin-right="0cm" fo:margin-top="0cm" fo:margin-bottom="0.499cm" style:contextual-spacing="false" fo:text-indent="0cm" style:auto-text-indent="false" fo:background-color="transparent" style:writing-mode="lr-tb"/>
    </style:style>
    <style:style style:name="P42" style:family="paragraph" style:parent-style-name="Text_20_body">
      <style:paragraph-properties fo:margin-top="0cm" fo:margin-bottom="0cm" style:contextual-spacing="false" style:writing-mode="lr-tb"/>
    </style:style>
    <style:style style:name="T1" style:family="text">
      <style:text-properties fo:font-family="'Liberation Mono', monospace" fo:font-size="10pt"/>
    </style:style>
    <style:style style:name="T2" style:family="text">
      <style:text-properties fo:font-weight="bold"/>
    </style:style>
    <style:style style:name="T3" style:family="text">
      <style:text-properties fo:font-family="'Liberation Mono', monospac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text:start-value="2">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éploiement d’une Stack Web avec Docker, Load Balancer et Journalisation Automatisée</text:p>
      <text:section text:style-name="Sect1" text:name=":1xw">
        <text:h text:style-name="P2" text:outline-level="3">Contexte Professionnel :</text:h>
        <text:p text:style-name="P3">Dans l’entreprise de développement Superweb, l’équipe technique a mis en place une infrastructure permettant de gérer plusieurs applications web avec un haut niveau de disponibilité. Cette infrastructure est composée de plusieurs serveurs web Nginx répartis derrière un load balancer HAProxy. Ce système doit être capable de gérer une grande quantité de trafic tout en assurant la haute disponibilité des services. De plus, l’équipe souhaite une solution de journalisation des requêtes web, avec une sauvegarde automatique toutes les minutes des logs générés par les serveurs web et le load balancer.</text:p>
        <text:p text:style-name="P4">Objectifs :</text:p>
        <text:list text:style-name="L1">
          <text:list-item>
            <text:p text:style-name="P5">Mettre en place plusieurs conteneurs Nginx en back-end pour simuler un environnement web. </text:p>
          </text:list-item>
          <text:list-item>
            <text:p text:style-name="P5">Configurer un proxy avec HAProxy comme load balancer. </text:p>
          </text:list-item>
          <text:list-item>
            <text:p text:style-name="P5">Simuler une charge pour observer l’équilibrage de charge entre les conteneurs. </text:p>
          </text:list-item>
          <text:list-item>
            <text:p text:style-name="P6">Automatiser la journalisation des logs toutes les minutes. </text:p>
          </text:list-item>
        </text:list>
        <text:p text:style-name="P4">Pré-requis :</text:p>
        <text:list text:style-name="L2">
          <text:list-item>
            <text:p text:style-name="P7">Connaissances de base en Docker et en ligne de commande. </text:p>
          </text:list-item>
          <text:list-item>
            <text:p text:style-name="P8">Pas de connaissances préalables sur les load balancers ou Nginx nécessaires. </text:p>
          </text:list-item>
        </text:list>
        <text:h text:style-name="P2" text:outline-level="3">Schéma Réseau :</text:h>
        <text:p text:style-name="P9"><text:span text:style-name="Source_20_Text"><text:s text:c="22"/>┌──────────────────┐</text:span></text:p>
        <text:p text:style-name="P9"><text:span text:style-name="Source_20_Text"><text:s text:c="22"/>│ <text:s text:c="3"/></text:span><text:span text:style-name="Source_20_Text"><text:span text:style-name="T1">Client <text:s text:c="7"/>│</text:span></text:span></text:p>
        <text:p text:style-name="P9"><text:span text:style-name="Source_20_Text"><text:s text:c="22"/>└────────▲─────────┘</text:span></text:p>
        <text:p text:style-name="P9"><text:span text:style-name="Source_20_Text"><text:s text:c="31"/>│</text:span></text:p>
        <text:p text:style-name="P9"><text:span text:style-name="Source_20_Text"><text:s text:c="31"/>▼</text:span></text:p>
        <text:p text:style-name="P9"><text:span text:style-name="Source_20_Text"><text:s text:c="22"/>┌──────────────────┐</text:span></text:p>
        <text:p text:style-name="P9"><text:span text:style-name="Source_20_Text"><text:s text:c="22"/>│ <text:s/></text:span><text:span text:style-name="Source_20_Text"><text:span text:style-name="T1">HAProxy (LB) <text:s text:c="3"/>│</text:span></text:span></text:p>
        <text:p text:style-name="P9"><text:span text:style-name="Source_20_Text"><text:s text:c="22"/>│ <text:s/></text:span><text:span text:style-name="Source_20_Text"><text:span text:style-name="T1">Ports : 80, 443 │</text:span></text:span></text:p>
        <text:p text:style-name="P9"><text:span text:style-name="Source_20_Text"><text:s text:c="22"/>└────────▲─────────┘</text:span></text:p>
        <text:p text:style-name="P9"><text:span text:style-name="Source_20_Text"><text:s text:c="31"/>│</text:span></text:p>
        <text:p text:style-name="P9"><text:span text:style-name="Source_20_Text"><text:s text:c="10"/>┌────────────────────┴────────────────────┐</text:span></text:p>
        <text:p text:style-name="P9"><text:span text:style-name="Source_20_Text"><text:s text:c="10"/>│ <text:s text:c="40"/>│</text:span></text:p>
        <text:p text:style-name="P9"><text:span text:style-name="Source_20_Text"><text:s text:c="2"/>┌───────▼───────┐ <text:s text:c="24"/>┌───────▼───────┐</text:span></text:p>
        <text:p text:style-name="P9"><text:span text:style-name="Source_20_Text"><text:s text:c="2"/>│ <text:s/></text:span><text:span text:style-name="Source_20_Text"><text:span text:style-name="T1">Nginx Web 1 <text:s/>│ <text:s text:c="24"/>│ <text:s/>Nginx Web 2 <text:s/>│</text:span></text:span></text:p>
        <text:p text:style-name="P9"><text:span text:style-name="Source_20_Text"><text:s text:c="2"/>│ </text:span><text:span text:style-name="Source_20_Text"><text:span text:style-name="T1">Ports : 8081 <text:s/>│ <text:s text:c="24"/>│ Ports : 8082 <text:s/>│</text:span></text:span></text:p>
        <text:p text:style-name="P10"><text:span text:style-name="Source_20_Text"><text:s text:c="2"/>└───────────────┘ <text:s text:c="24"/>└───────────────┘</text:span></text:p>
        <text:p text:style-name="P11"/>
        <text:h text:style-name="P12" text:outline-level="3"/>
        <text:h text:style-name="P2" text:outline-level="3">Étape 1 : Préparer l'environnement Docker</text:h>
        <text:list text:style-name="L3">
          <text:list-item>
            <text:p text:style-name="P13"><text:span text:style-name="T2">Créer un répertoire pour le projet :</text:span> Ouvrir un terminal et exécuter les commandes suivantes :</text:p>
            <text:p text:style-name="P14"><text:span text:style-name="Source_20_Text"><text:span text:style-name="T1">mkdir -p ~/stack-web</text:span></text:span></text:p>
            <text:p text:style-name="P15"><text:span text:style-name="Source_20_Text"><text:span text:style-name="T1">cd ~/stack-web</text:span></text:span></text:p>
          </text:list-item>
          <text:list-item>
            <text:p text:style-name="P13"><text:soft-page-break/><text:span text:style-name="T2">Initialiser un fichier docker-compose.yml :</text:span> Créez un fichier <text:span text:style-name="Source_20_Text"><text:span text:style-name="T3">docker-compose.yml</text:span></text:span> dans ce répertoire avec le contenu suivant :</text:p>
            <text:p text:style-name="P14"><text:span text:style-name="Source_20_Text"><text:span text:style-name="T1">version: '3'</text:span></text:span></text:p>
            <text:p text:style-name="P16"/>
            <text:p text:style-name="P14"><text:span text:style-name="Source_20_Text"><text:span text:style-name="T1">services:</text:span></text:span></text:p>
            <text:p text:style-name="P14"><text:span text:style-name="Source_20_Text"><text:s text:c="2"/></text:span><text:span text:style-name="Source_20_Text"><text:span text:style-name="T1">nginx1:</text:span></text:span></text:p>
            <text:p text:style-name="P14"><text:span text:style-name="Source_20_Text"><text:s text:c="4"/></text:span><text:span text:style-name="Source_20_Text"><text:span text:style-name="T1">image: nginx</text:span></text:span></text:p>
            <text:p text:style-name="P14"><text:span text:style-name="Source_20_Text"><text:s text:c="4"/></text:span><text:span text:style-name="Source_20_Text"><text:span text:style-name="T1">container_name: nginx1</text:span></text:span></text:p>
            <text:p text:style-name="P14"><text:span text:style-name="Source_20_Text"><text:s text:c="4"/></text:span><text:span text:style-name="Source_20_Text"><text:span text:style-name="T1">networks:</text:span></text:span></text:p>
            <text:p text:style-name="P14"><text:span text:style-name="Source_20_Text"><text:s text:c="6"/></text:span><text:span text:style-name="Source_20_Text"><text:span text:style-name="T1">- webnet</text:span></text:span></text:p>
            <text:p text:style-name="P14"><text:span text:style-name="Source_20_Text"><text:s text:c="4"/></text:span><text:span text:style-name="Source_20_Text"><text:span text:style-name="T1">ports:</text:span></text:span></text:p>
            <text:p text:style-name="P14"><text:span text:style-name="Source_20_Text"><text:s text:c="6"/></text:span><text:span text:style-name="Source_20_Text"><text:span text:style-name="T1">- "8081:80"</text:span></text:span></text:p>
            <text:p text:style-name="P14"><text:span text:style-name="Source_20_Text"><text:s text:c="4"/></text:span><text:span text:style-name="Source_20_Text"><text:span text:style-name="T1">volumes:</text:span></text:span></text:p>
            <text:p text:style-name="P14"><text:span text:style-name="Source_20_Text"><text:s text:c="6"/></text:span><text:span text:style-name="Source_20_Text"><text:span text:style-name="T1">- ./nginx1.conf:/etc/nginx/nginx.conf</text:span></text:span></text:p>
            <text:p text:style-name="P14"><text:span text:style-name="Source_20_Text"><text:s text:c="6"/></text:span><text:span text:style-name="Source_20_Text"><text:span text:style-name="T1">- ./logs/nginx1:/var/log/nginx</text:span></text:span></text:p>
            <text:p text:style-name="P16"/>
            <text:p text:style-name="P14"><text:span text:style-name="Source_20_Text"><text:s text:c="2"/></text:span><text:span text:style-name="Source_20_Text"><text:span text:style-name="T1">nginx2:</text:span></text:span></text:p>
            <text:p text:style-name="P14"><text:span text:style-name="Source_20_Text"><text:s text:c="4"/></text:span><text:span text:style-name="Source_20_Text"><text:span text:style-name="T1">image: nginx</text:span></text:span></text:p>
            <text:p text:style-name="P14"><text:span text:style-name="Source_20_Text"><text:s text:c="4"/></text:span><text:span text:style-name="Source_20_Text"><text:span text:style-name="T1">container_name: nginx2</text:span></text:span></text:p>
            <text:p text:style-name="P14"><text:span text:style-name="Source_20_Text"><text:s text:c="4"/></text:span><text:span text:style-name="Source_20_Text"><text:span text:style-name="T1">networks:</text:span></text:span></text:p>
            <text:p text:style-name="P14"><text:span text:style-name="Source_20_Text"><text:s text:c="6"/></text:span><text:span text:style-name="Source_20_Text"><text:span text:style-name="T1">- webnet</text:span></text:span></text:p>
            <text:p text:style-name="P14"><text:span text:style-name="Source_20_Text"><text:s text:c="4"/></text:span><text:span text:style-name="Source_20_Text"><text:span text:style-name="T1">ports:</text:span></text:span></text:p>
            <text:p text:style-name="P14"><text:span text:style-name="Source_20_Text"><text:s text:c="6"/></text:span><text:span text:style-name="Source_20_Text"><text:span text:style-name="T1">- "8082:80"</text:span></text:span></text:p>
            <text:p text:style-name="P14"><text:span text:style-name="Source_20_Text"><text:s text:c="4"/></text:span><text:span text:style-name="Source_20_Text"><text:span text:style-name="T1">volumes:</text:span></text:span></text:p>
            <text:p text:style-name="P14"><text:span text:style-name="Source_20_Text"><text:s text:c="6"/></text:span><text:span text:style-name="Source_20_Text"><text:span text:style-name="T1">- ./nginx2.conf:/etc/nginx/nginx.conf</text:span></text:span></text:p>
            <text:p text:style-name="P14"><text:span text:style-name="Source_20_Text"><text:s text:c="6"/></text:span><text:span text:style-name="Source_20_Text"><text:span text:style-name="T1">- ./logs/nginx2:/var/log/nginx</text:span></text:span></text:p>
            <text:p text:style-name="P16"/>
            <text:p text:style-name="P14"><text:span text:style-name="Source_20_Text"><text:s text:c="2"/></text:span><text:span text:style-name="Source_20_Text"><text:span text:style-name="T1">loadbalancer:</text:span></text:span></text:p>
            <text:p text:style-name="P14"><text:span text:style-name="Source_20_Text"><text:s text:c="4"/></text:span><text:span text:style-name="Source_20_Text"><text:span text:style-name="T1">image: haproxy:alpine</text:span></text:span></text:p>
            <text:p text:style-name="P14"><text:span text:style-name="Source_20_Text"><text:s text:c="4"/></text:span><text:span text:style-name="Source_20_Text"><text:span text:style-name="T1">container_name: loadbalancer</text:span></text:span></text:p>
            <text:p text:style-name="P14"><text:span text:style-name="Source_20_Text"><text:s text:c="4"/></text:span><text:span text:style-name="Source_20_Text"><text:span text:style-name="T1">networks:</text:span></text:span></text:p>
            <text:p text:style-name="P14"><text:span text:style-name="Source_20_Text"><text:s text:c="6"/></text:span><text:span text:style-name="Source_20_Text"><text:span text:style-name="T1">- webnet</text:span></text:span></text:p>
            <text:p text:style-name="P14"><text:span text:style-name="Source_20_Text"><text:s text:c="4"/></text:span><text:span text:style-name="Source_20_Text"><text:span text:style-name="T1">ports:</text:span></text:span></text:p>
            <text:p text:style-name="P14"><text:span text:style-name="Source_20_Text"><text:s text:c="6"/></text:span><text:span text:style-name="Source_20_Text"><text:span text:style-name="T1">- "80:80"</text:span></text:span></text:p>
            <text:p text:style-name="P14"><text:span text:style-name="Source_20_Text"><text:s text:c="6"/></text:span><text:span text:style-name="Source_20_Text"><text:span text:style-name="T1">- "443:443"</text:span></text:span></text:p>
            <text:p text:style-name="P14"><text:span text:style-name="Source_20_Text"><text:s text:c="4"/></text:span><text:span text:style-name="Source_20_Text"><text:span text:style-name="T1">volumes:</text:span></text:span></text:p>
            <text:p text:style-name="P14"><text:span text:style-name="Source_20_Text"><text:s text:c="6"/></text:span><text:span text:style-name="Source_20_Text"><text:span text:style-name="T1">- ./haproxy.cfg:/usr/local/etc/haproxy/haproxy.cfg</text:span></text:span></text:p>
            <text:p text:style-name="P14"><text:span text:style-name="Source_20_Text"><text:s text:c="6"/></text:span><text:span text:style-name="Source_20_Text"><text:span text:style-name="T1">- ./logs/loadbalancer:/var/log/haproxy</text:span></text:span></text:p>
            <text:p text:style-name="P16"/>
            <text:p text:style-name="P14"><text:span text:style-name="Source_20_Text"><text:span text:style-name="T1">networks:</text:span></text:span></text:p>
            <text:p text:style-name="P14"><text:span text:style-name="Source_20_Text"><text:s text:c="2"/></text:span><text:span text:style-name="Source_20_Text"><text:span text:style-name="T1">webnet:</text:span></text:span></text:p>
            <text:p text:style-name="P15"><text:span text:style-name="Source_20_Text"><text:s text:c="4"/></text:span><text:span text:style-name="Source_20_Text"><text:span text:style-name="T1">driver: bridge</text:span></text:span></text:p>
            <text:p text:style-name="P13">Ce fichier <text:span text:style-name="Source_20_Text"><text:span text:style-name="T3">docker-compose.yml</text:span></text:span> définit 3 services :</text:p>
            <text:list>
              <text:list-item>
                <text:p text:style-name="P17"><text:span text:style-name="T2">nginx1</text:span> et <text:span text:style-name="T2">nginx2</text:span> : deux serveurs web Nginx avec une configuration propre. </text:p>
              </text:list-item>
              <text:list-item>
                <text:p text:style-name="P17"><text:span text:style-name="T2">loadbalancer</text:span> : un conteneur HAProxy pour distribuer la charge entre les deux serveurs web. </text:p>
              </text:list-item>
            </text:list>
          </text:list-item>
        </text:list>
        <text:p text:style-name="P3"/>
        <text:p text:style-name="P3"/>
        <text:p text:style-name="P3"/>
        <text:p text:style-name="P3"/>
        <text:list text:style-name="L4">
          <text:list-item>
            <text:p text:style-name="P18">Créer les fichiers de configuration pour Nginx et HAProxy :</text:p>
            <text:list>
              <text:list-item>
                <text:p text:style-name="P19"><text:span text:style-name="T2">nginx1.conf :</text:span> Créez un fichier <text:span text:style-name="Source_20_Text"><text:span text:style-name="T3">nginx1.conf</text:span></text:span> dans le répertoire <text:span text:style-name="Source_20_Text"><text:span text:style-name="T3">~/stack-web</text:span></text:span> avec le contenu suivant :</text:p>
              </text:list-item>
            </text:list>
          </text:list-item>
        </text:list>
        <text:p text:style-name="P9"><text:soft-page-break/><text:span text:style-name="Source_20_Text"><text:span text:style-name="T1">events {</text:span></text:span></text:p>
        <text:p text:style-name="P9"><text:span text:style-name="Source_20_Text"><text:s text:c="4"/></text:span><text:span text:style-name="Source_20_Text"><text:span text:style-name="T1">worker_connections 1024;</text:span></text:span></text:p>
        <text:p text:style-name="P9"><text:span text:style-name="Source_20_Text"><text:span text:style-name="T1">}</text:span></text:span></text:p>
        <text:p text:style-name="P20"/>
        <text:p text:style-name="P9"><text:span text:style-name="Source_20_Text"><text:span text:style-name="T1">http {</text:span></text:span></text:p>
        <text:p text:style-name="P9"><text:span text:style-name="Source_20_Text"><text:s text:c="4"/></text:span><text:span text:style-name="Source_20_Text"><text:span text:style-name="T1">include <text:s text:c="6"/>/etc/nginx/mime.types;</text:span></text:span></text:p>
        <text:p text:style-name="P9"><text:span text:style-name="Source_20_Text"><text:s text:c="4"/></text:span><text:span text:style-name="Source_20_Text"><text:span text:style-name="T1">default_type <text:s/>application/octet-stream;</text:span></text:span></text:p>
        <text:p text:style-name="P20"/>
        <text:p text:style-name="P9"><text:span text:style-name="Source_20_Text"><text:s text:c="4"/></text:span><text:span text:style-name="Source_20_Text"><text:span text:style-name="T1">server {</text:span></text:span></text:p>
        <text:p text:style-name="P9"><text:span text:style-name="Source_20_Text"><text:s text:c="8"/></text:span><text:span text:style-name="Source_20_Text"><text:span text:style-name="T1">listen <text:s text:c="6"/>80;</text:span></text:span></text:p>
        <text:p text:style-name="P9"><text:span text:style-name="Source_20_Text"><text:s text:c="8"/></text:span><text:span text:style-name="Source_20_Text"><text:span text:style-name="T1">server_name <text:s/>localhost;</text:span></text:span></text:p>
        <text:p text:style-name="P20"/>
        <text:p text:style-name="P9"><text:span text:style-name="Source_20_Text"><text:s text:c="8"/></text:span><text:span text:style-name="Source_20_Text"><text:span text:style-name="T1">location / {</text:span></text:span></text:p>
        <text:p text:style-name="P9"><text:span text:style-name="Source_20_Text"><text:s text:c="12"/></text:span><text:span text:style-name="Source_20_Text"><text:span text:style-name="T1">return 200 'Hello from nginx1';</text:span></text:span></text:p>
        <text:p text:style-name="P9"><text:span text:style-name="Source_20_Text"><text:s text:c="8"/></text:span><text:span text:style-name="Source_20_Text"><text:span text:style-name="T1">}</text:span></text:span></text:p>
        <text:p text:style-name="P9"><text:span text:style-name="Source_20_Text"><text:s text:c="4"/></text:span><text:span text:style-name="Source_20_Text"><text:span text:style-name="T1">}</text:span></text:span></text:p>
        <text:p text:style-name="P10"><text:span text:style-name="Source_20_Text"><text:span text:style-name="T1">}</text:span></text:span></text:p>
        <text:list text:style-name="L5">
          <text:list-item>
            <text:list>
              <text:list-item>
                <text:p text:style-name="P21"><text:span text:style-name="T2">nginx2.conf :</text:span> Créez un fichier <text:span text:style-name="Source_20_Text"><text:span text:style-name="T3">nginx2.conf</text:span></text:span> dans le répertoire <text:span text:style-name="Source_20_Text"><text:span text:style-name="T3">~/stack-web</text:span></text:span> avec le contenu suivant :</text:p>
              </text:list-item>
            </text:list>
          </text:list-item>
        </text:list>
        <text:p text:style-name="P9"><text:span text:style-name="Source_20_Text"><text:span text:style-name="T1">events {</text:span></text:span></text:p>
        <text:p text:style-name="P9"><text:span text:style-name="Source_20_Text"><text:s text:c="4"/></text:span><text:span text:style-name="Source_20_Text"><text:span text:style-name="T1">worker_connections 1024;</text:span></text:span></text:p>
        <text:p text:style-name="P9"><text:span text:style-name="Source_20_Text"><text:span text:style-name="T1">}</text:span></text:span></text:p>
        <text:p text:style-name="P20"/>
        <text:p text:style-name="P9"><text:span text:style-name="Source_20_Text"><text:span text:style-name="T1">http {</text:span></text:span></text:p>
        <text:p text:style-name="P9"><text:span text:style-name="Source_20_Text"><text:s text:c="4"/></text:span><text:span text:style-name="Source_20_Text"><text:span text:style-name="T1">include <text:s text:c="6"/>/etc/nginx/mime.types;</text:span></text:span></text:p>
        <text:p text:style-name="P9"><text:span text:style-name="Source_20_Text"><text:s text:c="4"/></text:span><text:span text:style-name="Source_20_Text"><text:span text:style-name="T1">default_type <text:s/>application/octet-stream;</text:span></text:span></text:p>
        <text:p text:style-name="P20"/>
        <text:p text:style-name="P9"><text:span text:style-name="Source_20_Text"><text:s text:c="4"/></text:span><text:span text:style-name="Source_20_Text"><text:span text:style-name="T1">server {</text:span></text:span></text:p>
        <text:p text:style-name="P9"><text:span text:style-name="Source_20_Text"><text:s text:c="8"/></text:span><text:span text:style-name="Source_20_Text"><text:span text:style-name="T1">listen <text:s text:c="6"/>80;</text:span></text:span></text:p>
        <text:p text:style-name="P9"><text:span text:style-name="Source_20_Text"><text:s text:c="8"/></text:span><text:span text:style-name="Source_20_Text"><text:span text:style-name="T1">server_name <text:s/>localhost;</text:span></text:span></text:p>
        <text:p text:style-name="P20"/>
        <text:p text:style-name="P9"><text:span text:style-name="Source_20_Text"><text:s text:c="8"/></text:span><text:span text:style-name="Source_20_Text"><text:span text:style-name="T1">location / {</text:span></text:span></text:p>
        <text:p text:style-name="P9"><text:span text:style-name="Source_20_Text"><text:s text:c="12"/></text:span><text:span text:style-name="Source_20_Text"><text:span text:style-name="T1">return 200 'Hello from nginx2';</text:span></text:span></text:p>
        <text:p text:style-name="P9"><text:span text:style-name="Source_20_Text"><text:s text:c="8"/></text:span><text:span text:style-name="Source_20_Text"><text:span text:style-name="T1">}</text:span></text:span></text:p>
        <text:p text:style-name="P9"><text:span text:style-name="Source_20_Text"><text:s text:c="4"/></text:span><text:span text:style-name="Source_20_Text"><text:span text:style-name="T1">}</text:span></text:span></text:p>
        <text:p text:style-name="P10"><text:span text:style-name="Source_20_Text"><text:span text:style-name="T1">}</text:span></text:span></text:p>
        <text:list text:style-name="L6">
          <text:list-item>
            <text:list>
              <text:list-item>
                <text:p text:style-name="P22"><text:span text:style-name="T2">haproxy.cfg :</text:span> Créez un fichier <text:span text:style-name="Source_20_Text"><text:span text:style-name="T3">haproxy.cfg</text:span></text:span> dans le répertoire <text:span text:style-name="Source_20_Text"><text:span text:style-name="T3">~/stack-web</text:span></text:span> avec le contenu suivant :</text:p>
                <text:p text:style-name="P23"><text:span text:style-name="Source_20_Text"><text:span text:style-name="T1">global</text:span></text:span></text:p>
                <text:p text:style-name="P23"><text:span text:style-name="Source_20_Text"><text:s text:c="4"/></text:span><text:span text:style-name="Source_20_Text"><text:span text:style-name="T1">log /dev/log local0</text:span></text:span></text:p>
                <text:p text:style-name="P23"><text:span text:style-name="Source_20_Text"><text:s text:c="4"/></text:span><text:span text:style-name="Source_20_Text"><text:span text:style-name="T1">maxconn 200</text:span></text:span></text:p>
                <text:p text:style-name="P24"/>
                <text:p text:style-name="P23"><text:span text:style-name="Source_20_Text"><text:span text:style-name="T1">defaults</text:span></text:span></text:p>
                <text:p text:style-name="P23"><text:span text:style-name="Source_20_Text"><text:s text:c="4"/></text:span><text:span text:style-name="Source_20_Text"><text:span text:style-name="T1">log <text:s text:c="4"/>global</text:span></text:span></text:p>
                <text:p text:style-name="P23"><text:span text:style-name="Source_20_Text"><text:s text:c="4"/></text:span><text:span text:style-name="Source_20_Text"><text:span text:style-name="T1">option <text:s/>httplog</text:span></text:span></text:p>
                <text:p text:style-name="P23"><text:span text:style-name="Source_20_Text"><text:s text:c="4"/></text:span><text:span text:style-name="Source_20_Text"><text:span text:style-name="T1">option <text:s/>dontlognull</text:span></text:span></text:p>
                <text:p text:style-name="P23"><text:span text:style-name="Source_20_Text"><text:s text:c="4"/></text:span><text:span text:style-name="Source_20_Text"><text:span text:style-name="T1">timeout connect 5000ms</text:span></text:span></text:p>
                <text:p text:style-name="P23"><text:span text:style-name="Source_20_Text"><text:s text:c="4"/></text:span><text:span text:style-name="Source_20_Text"><text:span text:style-name="T1">timeout client <text:s/>50000ms</text:span></text:span></text:p>
                <text:p text:style-name="P23"><text:span text:style-name="Source_20_Text"><text:s text:c="4"/></text:span><text:span text:style-name="Source_20_Text"><text:span text:style-name="T1">timeout server <text:s/>50000ms</text:span></text:span></text:p>
                <text:p text:style-name="P24"/>
                <text:p text:style-name="P23"><text:span text:style-name="Source_20_Text"><text:span text:style-name="T1">frontend http_front</text:span></text:span></text:p>
                <text:p text:style-name="P23"><text:span text:style-name="Source_20_Text"><text:s text:c="4"/></text:span><text:span text:style-name="Source_20_Text"><text:span text:style-name="T1">bind *:80</text:span></text:span></text:p>
                <text:p text:style-name="P23"><text:span text:style-name="Source_20_Text"><text:s text:c="4"/></text:span><text:span text:style-name="Source_20_Text"><text:span text:style-name="T1">bind *:443</text:span></text:span></text:p>
                <text:p text:style-name="P23"><text:span text:style-name="Source_20_Text"><text:s text:c="4"/></text:span><text:span text:style-name="Source_20_Text"><text:span text:style-name="T1">default_backend http_back</text:span></text:span></text:p>
                <text:p text:style-name="P24"/>
                <text:p text:style-name="P23"><text:span text:style-name="Source_20_Text"><text:span text:style-name="T1">backend http_back</text:span></text:span></text:p>
                <text:p text:style-name="P23"><text:span text:style-name="Source_20_Text"><text:s text:c="4"/></text:span><text:span text:style-name="Source_20_Text"><text:span text:style-name="T1">balance roundrobin</text:span></text:span></text:p>
                <text:p text:style-name="P23"><text:span text:style-name="Source_20_Text"><text:s text:c="4"/></text:span><text:span text:style-name="Source_20_Text"><text:span text:style-name="T1">server nginx1 nginx1:80 check</text:span></text:span></text:p>
                <text:p text:style-name="P25"><text:soft-page-break/><text:span text:style-name="Source_20_Text"><text:s text:c="4"/></text:span><text:span text:style-name="Source_20_Text"><text:span text:style-name="T1">server nginx2 nginx2:80 check</text:span></text:span></text:p>
              </text:list-item>
            </text:list>
          </text:list-item>
          <text:list-item>
            <text:p text:style-name="P22"><text:span text:style-name="T2">Créer un dossier pour les logs :</text:span> Créez un dossier <text:span text:style-name="Source_20_Text"><text:span text:style-name="T3">logs</text:span></text:span> dans votre répertoire <text:span text:style-name="Source_20_Text"><text:span text:style-name="T3">~/stack-web</text:span></text:span> pour collecter les logs des différents conteneurs.</text:p>
            <text:p text:style-name="P25"><text:span text:style-name="Source_20_Text"><text:span text:style-name="T1">mkdir -p ~/stack-web/logs/nginx1 ~/stack-web/logs/nginx2 ~/stack-web/logs/loadbalancer</text:span></text:span></text:p>
          </text:list-item>
        </text:list>
        <text:p text:style-name="P11"/>
        <text:h text:style-name="P2" text:outline-level="3">Étape 2 : Lancer les conteneurs avec Docker Compose</text:h>
        <text:list text:style-name="L7">
          <text:list-item>
            <text:p text:style-name="P26"><text:span text:style-name="T2">Lancer les conteneurs :</text:span> Dans le répertoire <text:span text:style-name="Source_20_Text"><text:span text:style-name="T3">~/stack-web</text:span></text:span>, exécutez la commande suivante pour lancer tous les services définis dans <text:span text:style-name="Source_20_Text"><text:span text:style-name="T3">docker-compose.yml</text:span></text:span> :</text:p>
            <text:p text:style-name="P27"><text:span text:style-name="Source_20_Text"><text:span text:style-name="T1">docker-compose up -d</text:span></text:span></text:p>
            <text:p text:style-name="P26">Cela va :</text:p>
            <text:list>
              <text:list-item>
                <text:p text:style-name="P28">Créer et démarrer les conteneurs pour <text:span text:style-name="Source_20_Text"><text:span text:style-name="T3">nginx1</text:span></text:span>, <text:span text:style-name="Source_20_Text"><text:span text:style-name="T3">nginx2</text:span></text:span> et <text:span text:style-name="Source_20_Text"><text:span text:style-name="T3">loadbalancer</text:span></text:span>. </text:p>
              </text:list-item>
              <text:list-item>
                <text:p text:style-name="P28">Relier les conteneurs à un réseau Docker privé <text:span text:style-name="Source_20_Text"><text:span text:style-name="T3">webnet</text:span></text:span>. </text:p>
              </text:list-item>
            </text:list>
          </text:list-item>
          <text:list-item>
            <text:p text:style-name="P26"><text:span text:style-name="T2">Vérifier l'état des conteneurs :</text:span> Pour vérifier que les conteneurs sont bien lancés, utilisez :</text:p>
            <text:p text:style-name="P27"><text:span text:style-name="Source_20_Text"><text:span text:style-name="T1">docker ps</text:span></text:span></text:p>
            <text:p text:style-name="P26">Vous devriez voir quelque chose comme :</text:p>
            <text:p text:style-name="P29"><text:span text:style-name="Source_20_Text"><text:span text:style-name="T1">CONTAINER ID <text:s text:c="7"/>IMAGE <text:s text:c="14"/>COMMAND <text:s text:c="17"/>CREATED <text:s text:c="12"/>STATUS <text:s text:c="13"/>PORTS <text:s text:c="17"/>NAMES</text:span></text:span></text:p>
            <text:p text:style-name="P29"><text:span text:style-name="Source_20_Text"><text:span text:style-name="T1">abc1234abcd <text:s text:c="7"/>haproxy:alpine <text:s text:c="5"/>"/docker-entrypoint.…" <text:s text:c="2"/>10 minutes ago <text:s text:c="5"/>Up 10 minutes <text:s text:c="6"/>0.0.0.0:80-&gt;80/tcp <text:s text:c="4"/>loadbalancer</text:span></text:span></text:p>
            <text:p text:style-name="P29"><text:span text:style-name="Source_20_Text"><text:span text:style-name="T1">dce5678def9 <text:s text:c="7"/>nginx <text:s text:c="14"/>"/docker-entrypoint.…" <text:s text:c="2"/>10 minutes ago <text:s text:c="5"/>Up 10 minutes <text:s text:c="6"/>0.0.0.0:8081-&gt;80/tcp <text:s text:c="2"/>nginx1</text:span></text:span></text:p>
            <text:p text:style-name="P27"><text:span text:style-name="Source_20_Text"><text:span text:style-name="T1">fgh9101ghij <text:s text:c="7"/>nginx <text:s text:c="14"/>"/docker-entrypoint.…" <text:s text:c="2"/>10 minutes ago <text:s text:c="5"/>Up 10 minutes <text:s text:c="6"/>0.0.0.0:8082-&gt;80/tcp <text:s text:c="2"/>nginx2</text:span></text:span></text:p>
          </text:list-item>
        </text:list>
        <text:p text:style-name="P11"/>
        <text:h text:style-name="P2" text:outline-level="3">Étape 3 : Tester l’équilibrage de charge</text:h>
        <text:list text:style-name="L8">
          <text:list-item>
            <text:p text:style-name="P30"><text:span text:style-name="T2">Vérifier la réponse des serveurs Nginx :</text:span> Ouvrez un navigateur web ou utilisez <text:span text:style-name="Source_20_Text"><text:span text:style-name="T3">curl</text:span></text:span> pour vérifier que les serveurs Nginx répondent correctement.</text:p>
            <text:list>
              <text:list-item>
                <text:p text:style-name="P30">Pour nginx1 :</text:p>
                <text:p text:style-name="P31"><text:span text:style-name="Source_20_Text"><text:span text:style-name="T1">curl </text:span></text:span><text:a xlink:type="simple" xlink:href="http://localhost:8081/" office:target-frame-name="_blank" xlink:show="new" text:style-name="Internet_20_link" text:visited-style-name="Visited_20_Internet_20_Link"><text:span text:style-name="Source_20_Text"><text:span text:style-name="T1">http://localhost:8081</text:span></text:span></text:a></text:p>
                <text:p text:style-name="P30">Vous devriez voir la réponse : <text:span text:style-name="Source_20_Text"><text:span text:style-name="T3">Hello from nginx1</text:span></text:span>.</text:p>
              </text:list-item>
              <text:list-item>
                <text:p text:style-name="P30">Pour nginx2 :</text:p>
                <text:p text:style-name="P31"><text:span text:style-name="Source_20_Text"><text:span text:style-name="T1">curl </text:span></text:span><text:a xlink:type="simple" xlink:href="http://localhost:8082/" office:target-frame-name="_blank" xlink:show="new" text:style-name="Internet_20_link" text:visited-style-name="Visited_20_Internet_20_Link"><text:span text:style-name="Source_20_Text"><text:span text:style-name="T1">http://localhost:8082</text:span></text:span></text:a></text:p>
                <text:p text:style-name="P30">Vous devriez voir la réponse : <text:span text:style-name="Source_20_Text"><text:span text:style-name="T3">Hello from nginx2</text:span></text:span>.</text:p>
              </text:list-item>
            </text:list>
          </text:list-item>
          <text:list-item>
            <text:p text:style-name="P30"><text:span text:style-name="T2">Tester l’équilibrage de charge via HAProxy :</text:span> Accédez à l'URL suivante pour tester l'équilibrage de charge :</text:p>
            <text:p text:style-name="P31"><text:soft-page-break/><text:span text:style-name="Source_20_Text"><text:span text:style-name="T1">curl </text:span></text:span><text:a xlink:type="simple" xlink:href="http://localhost/" office:target-frame-name="_blank" xlink:show="new" text:style-name="Internet_20_link" text:visited-style-name="Visited_20_Internet_20_Link"><text:span text:style-name="Source_20_Text"><text:span text:style-name="T1">http://localhost</text:span></text:span></text:a></text:p>
            <text:p text:style-name="P30">Vous devriez obtenir alternativement les réponses suivantes :</text:p>
            <text:list>
              <text:list-item>
                <text:p text:style-name="P32"><text:span text:style-name="Source_20_Text"><text:span text:style-name="T3">Hello from nginx1</text:span></text:span> </text:p>
              </text:list-item>
              <text:list-item>
                <text:p text:style-name="P30"><text:span text:style-name="Source_20_Text"><text:span text:style-name="T3">Hello from nginx2</text:span></text:span> </text:p>
              </text:list-item>
            </text:list>
            <text:p text:style-name="P30">Cela montre que HAProxy équilibre la charge entre les deux serveurs Nginx.</text:p>
          </text:list-item>
        </text:list>
        <text:p text:style-name="P11"/>
        <text:h text:style-name="P2" text:outline-level="3">Étape 4 : Simuler une charge</text:h>
        <text:list text:style-name="L9">
          <text:list-item>
            <text:p text:style-name="P33"><text:span text:style-name="T2">Installer ab (Apache Bench) :</text:span> Si ce n’est pas déjà installé sur votre machine, installez <text:span text:style-name="Source_20_Text"><text:span text:style-name="T3">ab</text:span></text:span> :</text:p>
            <text:p text:style-name="P34"><text:span text:style-name="Source_20_Text"><text:span text:style-name="T1">sudo apt-get install apache2-utils</text:span></text:span></text:p>
          </text:list-item>
          <text:list-item>
            <text:p text:style-name="P33"><text:span text:style-name="T2">Simuler une charge :</text:span> Utilisez <text:span text:style-name="Source_20_Text"><text:span text:style-name="T3">ab</text:span></text:span> pour simuler une charge sur le load balancer et observer l’équilibrage de charge.</text:p>
            <text:p text:style-name="P34"><text:span text:style-name="Source_20_Text"><text:span text:style-name="T1">ab -n 1000 -c 10 </text:span></text:span><text:a xlink:type="simple" xlink:href="http://localhost/" office:target-frame-name="_blank" xlink:show="new" text:style-name="Internet_20_link" text:visited-style-name="Visited_20_Internet_20_Link"><text:span text:style-name="Source_20_Text"><text:span text:style-name="T1">http://localhost/</text:span></text:span></text:a></text:p>
            <text:p text:style-name="P33">Cette commande envoie 1000 requêtes avec une concurrence de 10 utilisateurs simultanés. Les résultats devraient montrer une répartition des requêtes entre nginx1 et nginx2.</text:p>
          </text:list-item>
        </text:list>
        <text:p text:style-name="P11"/>
        <text:h text:style-name="P2" text:outline-level="3">Étape 5 : Automatiser la journalisation</text:h>
        <text:list text:style-name="L10">
          <text:list-item>
            <text:p text:style-name="P35"><text:span text:style-name="T2">Automatisation de la sauvegarde des logs toutes les minutes :</text:span> Créez un script <text:span text:style-name="Source_20_Text"><text:span text:style-name="T3">save-logs.sh</text:span></text:span> pour sauvegarder les logs dans un répertoire avec un timestamp. Ce script copiera les logs des conteneurs chaque minute.</text:p>
            <text:list>
              <text:list-item>
                <text:p text:style-name="P35">Créez le script dans le répertoire <text:span text:style-name="Source_20_Text"><text:span text:style-name="T3">~/stack-web</text:span></text:span> : </text:p>
                <text:p text:style-name="P36"><text:span text:style-name="Source_20_Text"><text:span text:style-name="T1">nano ~/stack-web/save-logs.sh</text:span></text:span></text:p>
                <text:p text:style-name="P35">Copiez-y le contenu suivant : </text:p>
                <text:p text:style-name="P37"><text:span text:style-name="Source_20_Text"><text:span text:style-name="T1">#!/bin/bash</text:span></text:span></text:p>
                <text:p text:style-name="P36"><text:span text:style-name="Source_20_Text"><text:span text:style-name="T1">TIMESTAMP=$(date +\%Y\%m\%d\%H\%M\</text:span></text:span></text:p>
              </text:list-item>
            </text:list>
          </text:list-item>
        </text:list>
        <text:p text:style-name="P3">%S) mkdir -p ~/stack-web/logs/backups/$</text:p>
        <text:list text:style-name="L11">
          <text:list-item>
            <text:p text:style-name="P38">Rendre le script exécutable : </text:p>
            <text:p text:style-name="P39"><text:span text:style-name="Source_20_Text"><text:span text:style-name="T1">chmod +x ~/stack-web/save-logs.sh</text:span></text:span></text:p>
          </text:list-item>
        </text:list>
        <text:list text:style-name="L12">
          <text:list-item>
            <text:p text:style-name="P40"><text:span text:style-name="T2">Planifier l'exécution du script avec cron :</text:span> Utilisez <text:span text:style-name="Source_20_Text"><text:span text:style-name="T3">cron</text:span></text:span> pour exécuter ce script toutes les minutes.</text:p>
            <text:list>
              <text:list-item>
                <text:p text:style-name="P40">Ouvrez la crontab de l'utilisateur :</text:p>
                <text:p text:style-name="P41"><text:span text:style-name="Source_20_Text"><text:span text:style-name="T1">crontab -e</text:span></text:span></text:p>
              </text:list-item>
              <text:list-item>
                <text:p text:style-name="P40">Ajoutez la ligne suivante pour exécuter le script toutes les minutes :</text:p>
                <text:p text:style-name="P41"><text:span text:style-name="Source_20_Text"><text:span text:style-name="T1">* * * * * ~/stack-web/save-logs.sh</text:span></text:span></text:p>
              </text:list-item>
            </text:list>
            <text:p text:style-name="P40"><text:soft-page-break/>Cela sauvegardera automatiquement les logs des serveurs web et du load balancer toutes les minutes dans un dossier <text:span text:style-name="Source_20_Text"><text:span text:style-name="T3">backups</text:span></text:span> avec un timestamp.</text:p>
          </text:list-item>
        </text:list>
        <text:p text:style-name="P11"/>
        <text:h text:style-name="P2" text:outline-level="3">Conclusion</text:h>
        <text:p text:style-name="P3">Vous avez désormais une stack web composée de plusieurs serveurs Nginx et d'un load balancer HAProxy. Vous avez aussi mis en place un système de sauvegarde automatique des logs. Cela simule un environnement de production avec gestion de la charge et journalisation.</text:p>
        <text:p text:style-name="P42"/>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09:05:21.350334827</meta:creation-date>
    <dc:date>2025-11-14T09:05:49.939353070</dc:date>
    <meta:editing-duration>PT29S</meta:editing-duration>
    <meta:editing-cycles>1</meta:editing-cycles>
    <meta:document-statistic meta:table-count="0" meta:image-count="0" meta:object-count="0" meta:page-count="6" meta:paragraph-count="178" meta:word-count="1071" meta:character-count="8022" meta:non-whitespace-character-count="6193"/>
    <meta:generator>LibreOffice/25.2.3.2$Linux_X86_64 LibreOffice_project/520$Build-2</meta:generator>
  </office:meta>
</office:document-meta>
</file>